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1">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44444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frame draw:id="id63" presentation:style-name="a360" draw:name="Title 1" svg:x="1.66667in" svg:y="1.22743in" svg:width="10in" svg:height="2.61111in" presentation:class="title" presentation:placeholder="true">
          <draw:text-box/>
          <svg:title/>
          <svg:desc/>
        </draw:frame>
        <draw:frame draw:id="id64" presentation:style-name="a361" draw:name="Subtitle 2" svg:x="1.66667in" svg:y="3.93924in" svg:width="10in" svg:height="1.81076in" presentation:class="subtitle" presentation:placeholder="true">
          <draw:text-box/>
          <svg:title/>
          <svg:desc/>
        </draw:frame>
      </draw:page>
      <draw:page draw:name="Slide9" draw:style-name="a362" draw:master-page-name="Master1-Layout2-obj-Title-and-Content" presentation:presentation-page-layout-name="Master1-PPL2" draw:id="Slide-264">
        <draw:frame draw:id="id65" presentation:style-name="a365" draw:name="Title 1" svg:x="0.91667in" svg:y="0.39931in" svg:width="11.5in" svg:height="1.44965in" presentation:class="title" presentation:placeholder="false">
          <draw:text-box>
            <text:p text:style-name="a364" text:class-names="" text:cond-style-name=""><text:span text:style-name="a363" text:class-names="">Guidelines for Presentation</text:span></text:p>
          </draw:text-box>
          <svg:title/>
          <svg:desc/>
        </draw:frame>
        <draw:frame draw:id="id66" presentation:style-name="a397" draw:name="Subtitle 2" svg:x="0.91667in" svg:y="1.99653in" svg:width="11.5in" svg:height="4.75868in" presentation:class="outline" presentation:placeholder="false">
          <draw:text-box>
            <text:list text:style-name="a369">
              <text:list-item>
                <text:p text:style-name="a368" text:class-names="" text:cond-style-name=""><text:span text:style-name="a366" text:class-names="">1. Explain the Objective of the Research Paper: </text:span><text:span text:style-name="a367" text:class-names=""> Explaining the primary objective of the research paper you've selected. Provide an overview of the problem the paper aimed to address and why it is significant. </text:span></text:p>
              </text:list-item>
            </text:list>
            <text:list text:style-name="a373">
              <text:list-item>
                <text:p text:style-name="a372" text:class-names="" text:cond-style-name=""><text:span text:style-name="a370" text:class-names="">2. Explain About the Research Paper Dataset: </text:span><text:span text:style-name="a371" text:class-names="">Briefly describe the dataset used in the research paper. Provide insights into its characteristics, size, and relevance to the paper's objective</text:span></text:p>
              </text:list-item>
            </text:list>
            <text:list text:style-name="a377">
              <text:list-item>
                <text:p text:style-name="a376" text:class-names="" text:cond-style-name=""><text:span text:style-name="a374" text:class-names="">3. Data Preprocessing Insights: </text:span><text:span text:style-name="a375" text:class-names="">Seek out papers that offer valuable insights into data preprocessing techniques. Investigate whether the selected papers introduce innovative methods for handling aspects of the dataset. Take note of any novel preprocessing steps you discover and explain how these techniques can enhance your project.</text:span></text:p>
              </text:list-item>
            </text:list>
            <text:list text:style-name="a381">
              <text:list-item>
                <text:p text:style-name="a380" text:class-names="" text:cond-style-name=""><text:span text:style-name="a378" text:class-names="">4. Machine Learning/Deep Learning Models: </text:span><text:span text:style-name="a379" text:class-names="">Identify papers that discuss the machine learning or deep learning models used in the research. Pay attention to the algorithms, architectures, and techniques employed by the researchers. Reflect on how these models may be applicable to your project and highlight any unique aspects that could be integrated into your work.</text:span></text:p>
              </text:list-item>
            </text:list>
            <text:list text:style-name="a385">
              <text:list-item>
                <text:p text:style-name="a384" text:class-names="" text:cond-style-name=""><text:span text:style-name="a382" text:class-names="">5.Experimental Details:</text:span><text:span text:style-name="a383" text:class-names=""> Thoroughly examine the experiments conducted in the papers. Understand the methodologies, classifier settings, and metrics used by the researchers to evaluate their models. This information will help you draw parallels to your own project and demonstrate how these metrics and methodologies can be applied.</text:span></text:p>
              </text:list-item>
            </text:list>
            <text:list text:style-name="a389">
              <text:list-item>
                <text:p text:style-name="a388" text:class-names="" text:cond-style-name=""><text:span text:style-name="a386" text:class-names="">6. Explain the Results:</text:span><text:span text:style-name="a387" text:class-names=""> Present the key findings and results of the research paper you are referencing. Discuss the outcomes of the experiments, including any significant insights, discoveries, or trends. Clearly communicate the implications of the research.</text:span></text:p>
              </text:list-item>
            </text:list>
            <text:list text:style-name="a393">
              <text:list-item>
                <text:p text:style-name="a392" text:class-names="" text:cond-style-name=""><text:span text:style-name="a390" text:class-names="">7. Connection to Your Project: </text:span><text:span text:style-name="a391" text:class-names="">Determine how selected  research paper can be connected to your project. Highlight key findings or methods from the paper that can be applied to your work. Clearly articulate how the research is relevant to your specific project goals.</text:span></text:p>
              </text:list-item>
            </text:list>
            <text:list text:style-name="a396">
              <text:list-item>
                <text:p text:style-name="a395" text:class-names="" text:cond-style-name=""><text:span text:style-name="a394" text:class-names=""/></text:p>
              </text:list-item>
            </text:list>
          </draw:text-box>
          <svg:title/>
          <svg:desc/>
        </draw:frame>
      </draw:page>
      <draw:page draw:name="Slide10" draw:style-name="a398" draw:master-page-name="Master1-Layout2-obj-Title-and-Content" presentation:presentation-page-layout-name="Master1-PPL2" draw:id="Slide-265">
        <draw:frame draw:id="id67" presentation:style-name="a401" draw:name="Title 1" svg:x="0.91667in" svg:y="0.39931in" svg:width="11.5in" svg:height="1.44965in" presentation:class="title" presentation:placeholder="false">
          <draw:text-box>
            <text:p text:style-name="a400" text:class-names="" text:cond-style-name=""><text:span text:style-name="a399" text:class-names="">Objective of Research Paper</text:span></text:p>
          </draw:text-box>
          <svg:title/>
          <svg:desc/>
        </draw:frame>
        <draw:frame draw:id="id68" presentation:style-name="a402" draw:name="Subtitle 2" svg:x="0.91667in" svg:y="2.36928in" svg:width="11.5in" svg:height="4.38593in" presentation:class="outline" presentation:placeholder="true">
          <draw:text-box/>
          <svg:title/>
          <svg:desc/>
        </draw:frame>
        <draw:frame draw:id="id69" draw:style-name="a405" draw:name="TextBox 3" svg:x="5.66531in" svg:y="2.75136in" svg:width="2in" svg:height="2in">
          <draw:text-box>
            <text:p text:style-name="a404" text:class-names="" text:cond-style-name=""><text:span text:style-name="a403" text:class-names=""/></text:p>
          </draw:text-box>
          <svg:title/>
          <svg:desc/>
        </draw:frame>
        <draw:frame draw:id="id70" draw:style-name="a410" draw:name="TextBox 4" svg:x="0.91667in" svg:y="1.25272in" svg:width="11.5in" svg:height="1.00977in">
          <draw:text-box>
            <text:p text:style-name="a409" text:class-names="" text:cond-style-name=""><text:span text:style-name="a406" text:class-names="">Explain the Objective of the Research Paper: </text:span><text:span text:style-name="a407" text:class-names=""> Explaining the primary objective of the research paper you've selected. Provide an overview of the problem the paper aimed to address and why it is significant. </text:span><text:span text:style-name="a408" text:class-names=""/></text:p>
          </draw:text-box>
          <svg:title/>
          <svg:desc/>
        </draw:frame>
      </draw:page>
      <draw:page draw:name="Slide11" draw:style-name="a411" draw:master-page-name="Master1-Layout2-obj-Title-and-Content" presentation:presentation-page-layout-name="Master1-PPL2" draw:id="Slide-266">
        <draw:frame draw:id="id71" presentation:style-name="a414" draw:name="Title 1" svg:x="0.91667in" svg:y="0.39931in" svg:width="11.5in" svg:height="1.44965in" presentation:class="title" presentation:placeholder="false">
          <draw:text-box>
            <text:p text:style-name="a413" text:class-names="" text:cond-style-name=""><text:span text:style-name="a412" text:class-names="">Research Paper Dataset</text:span></text:p>
          </draw:text-box>
          <svg:title/>
          <svg:desc/>
        </draw:frame>
        <draw:frame draw:id="id72" presentation:style-name="a415" draw:name="Subtitle 2" svg:x="0.91667in" svg:y="1.99653in" svg:width="11.5in" svg:height="4.75868in" presentation:class="outline" presentation:placeholder="true">
          <draw:text-box/>
          <svg:title/>
          <svg:desc/>
        </draw:frame>
        <draw:frame draw:id="id73" draw:style-name="a420" draw:name="TextBox 4" svg:x="0.91667in" svg:y="1.25272in" svg:width="11.5in" svg:height="0.70684in">
          <draw:text-box>
            <text:p text:style-name="a419" text:class-names="" text:cond-style-name=""><text:span text:style-name="a416" text:class-names="">Explain About the Research Paper Dataset: </text:span><text:span text:style-name="a417" text:class-names="">Briefly describe the dataset used in the research paper. Provide insights into its characteristics, size, and relevance to the paper's objective</text:span><text:span text:style-name="a418" text:class-names=""/></text:p>
          </draw:text-box>
          <svg:title/>
          <svg:desc/>
        </draw:frame>
      </draw:page>
      <draw:page draw:name="Slide15" draw:style-name="a421" draw:master-page-name="Master1-Layout2-obj-Title-and-Content" presentation:presentation-page-layout-name="Master1-PPL2" draw:id="Slide-270">
        <draw:frame draw:id="id74" presentation:style-name="a424" draw:name="Title 1" svg:x="0.91667in" svg:y="0.39931in" svg:width="11.5in" svg:height="1.44965in" presentation:class="title" presentation:placeholder="false">
          <draw:text-box>
            <text:p text:style-name="a423" text:class-names="" text:cond-style-name=""><text:span text:style-name="a422" text:class-names="">Data Preprocessing Insights</text:span></text:p>
          </draw:text-box>
          <svg:title/>
          <svg:desc/>
        </draw:frame>
        <draw:frame draw:id="id75" presentation:style-name="a425" draw:name="Subtitle 2" svg:x="0.91667in" svg:y="2.56542in" svg:width="11.5in" svg:height="4.18979in" presentation:class="outline" presentation:placeholder="true">
          <draw:text-box/>
          <svg:title/>
          <svg:desc/>
        </draw:frame>
        <draw:frame draw:id="id76" draw:style-name="a430" draw:name="TextBox 4" svg:x="0.91667in" svg:y="1.25272in" svg:width="11.5in" svg:height="1.3127in">
          <draw:text-box>
            <text:p text:style-name="a429" text:class-names="" text:cond-style-name=""><text:span text:style-name="a426" text:class-names="">Data Preprocessing Insights: </text:span><text:span text:style-name="a427" text:class-names="">Seek out papers that offer valuable insights into data preprocessing techniques. Investigate whether the selected papers introduce innovative methods for handling aspects of the dataset. Take note of any novel preprocessing steps you discover and explain how these techniques can enhance your project.</text:span><text:span text:style-name="a428" text:class-names=""/></text:p>
          </draw:text-box>
          <svg:title/>
          <svg:desc/>
        </draw:frame>
      </draw:page>
      <draw:page draw:name="Slide14" draw:style-name="a431" draw:master-page-name="Master1-Layout2-obj-Title-and-Content" presentation:presentation-page-layout-name="Master1-PPL2" draw:id="Slide-269">
        <draw:frame draw:id="id77" presentation:style-name="a434" draw:name="Title 1" svg:x="0.91667in" svg:y="0.39931in" svg:width="11.5in" svg:height="1.44965in" presentation:class="title" presentation:placeholder="false">
          <draw:text-box>
            <text:p text:style-name="a433" text:class-names="" text:cond-style-name=""><text:span text:style-name="a432" text:class-names="">Machine Learning / Deep Learning Model</text:span></text:p>
          </draw:text-box>
          <svg:title/>
          <svg:desc/>
        </draw:frame>
        <draw:frame draw:id="id78" presentation:style-name="a435" draw:name="Subtitle 2" svg:x="0.91667in" svg:y="2.70237in" svg:width="11.5in" svg:height="4.05283in" presentation:class="outline" presentation:placeholder="true">
          <draw:text-box/>
          <svg:title/>
          <svg:desc/>
        </draw:frame>
        <draw:frame draw:id="id79" draw:style-name="a441" draw:name="TextBox 4" svg:x="0.91667in" svg:y="1.25272in" svg:width="11.5in" svg:height="1.61563in">
          <draw:text-box>
            <text:p text:style-name="a438" text:class-names="" text:cond-style-name=""><text:span text:style-name="a436" text:class-names="">Machine Learning/Deep Learning Models: </text:span><text:span text:style-name="a437" text:class-names="">Identify papers that discuss the machine learning or deep learning models used in the research. Pay attention to the algorithms, architectures, and techniques employed by the researchers. Reflect on how these models may be applicable to your project and highlight any unique aspects that could be integrated into your work.</text:span></text:p>
            <text:p text:style-name="a440" text:class-names="" text:cond-style-name=""><text:span text:style-name="a439" text:class-names=""/></text:p>
          </draw:text-box>
          <svg:title/>
          <svg:desc/>
        </draw:frame>
      </draw:page>
      <draw:page draw:name="Slide13" draw:style-name="a442" draw:master-page-name="Master1-Layout2-obj-Title-and-Content" presentation:presentation-page-layout-name="Master1-PPL2" draw:id="Slide-268">
        <draw:frame draw:id="id80" presentation:style-name="a445" draw:name="Title 1" svg:x="0.91667in" svg:y="0.39931in" svg:width="11.5in" svg:height="1.44965in" presentation:class="title" presentation:placeholder="false">
          <draw:text-box>
            <text:p text:style-name="a444" text:class-names="" text:cond-style-name=""><text:span text:style-name="a443" text:class-names="">Experimental Details</text:span></text:p>
          </draw:text-box>
          <svg:title/>
          <svg:desc/>
        </draw:frame>
        <draw:frame draw:id="id81" presentation:style-name="a446" draw:name="Subtitle 2" svg:x="0.91667in" svg:y="2.56542in" svg:width="11.5in" svg:height="4.18979in" presentation:class="outline" presentation:placeholder="true">
          <draw:text-box/>
          <svg:title/>
          <svg:desc/>
        </draw:frame>
        <draw:frame draw:id="id82" draw:style-name="a450" draw:name="TextBox 4" svg:x="0.91667in" svg:y="1.25272in" svg:width="11.5in" svg:height="1.3127in">
          <draw:text-box>
            <text:p text:style-name="a449" text:class-names="" text:cond-style-name=""><text:span text:style-name="a447" text:class-names="">Experimental Details:</text:span><text:span text:style-name="a448" text:class-names=""> Thoroughly examine the experiments conducted in the papers. Understand the methodologies, classifier settings, and metrics used by the researchers to evaluate their models. This information will help you draw parallels to your own project and demonstrate how these metrics and methodologies can be applied.</text:span></text:p>
          </draw:text-box>
          <svg:title/>
          <svg:desc/>
        </draw:frame>
      </draw:page>
      <draw:page draw:name="Slide12" draw:style-name="a451" draw:master-page-name="Master1-Layout2-obj-Title-and-Content" presentation:presentation-page-layout-name="Master1-PPL2" draw:id="Slide-267">
        <draw:frame draw:id="id83" presentation:style-name="a454" draw:name="Title 1" svg:x="0.91667in" svg:y="0.39931in" svg:width="11.5in" svg:height="1.44965in" presentation:class="title" presentation:placeholder="false">
          <draw:text-box>
            <text:p text:style-name="a453" text:class-names="" text:cond-style-name=""><text:span text:style-name="a452" text:class-names="">Explain the results</text:span></text:p>
          </draw:text-box>
          <svg:title/>
          <svg:desc/>
        </draw:frame>
        <draw:frame draw:id="id84" presentation:style-name="a455" draw:name="Subtitle 2" svg:x="0.91667in" svg:y="2.3829in" svg:width="11.5in" svg:height="4.37231in" presentation:class="outline" presentation:placeholder="true">
          <draw:text-box/>
          <svg:title/>
          <svg:desc/>
        </draw:frame>
        <draw:frame draw:id="id85" draw:style-name="a459" draw:name="TextBox 4" svg:x="0.91667in" svg:y="1.25272in" svg:width="11.5in" svg:height="1.00977in">
          <draw:text-box>
            <text:p text:style-name="a458" text:class-names="" text:cond-style-name=""><text:span text:style-name="a456" text:class-names="">Explain the Results:</text:span><text:span text:style-name="a457" text:class-names=""> Present the key findings and results of the research paper you are referencing. Discuss the outcomes of the experiments, including any significant insights, discoveries, or trends. Clearly communicate the implications of the research.</text:span></text:p>
          </draw:text-box>
          <svg:title/>
          <svg:desc/>
        </draw:frame>
      </draw:page>
      <draw:page draw:name="Slide17" draw:style-name="a460" draw:master-page-name="Master1-Layout2-obj-Title-and-Content" presentation:presentation-page-layout-name="Master1-PPL2" draw:id="Slide-272">
        <draw:frame draw:id="id86" presentation:style-name="a463" draw:name="Title 1" svg:x="0.91667in" svg:y="0.39931in" svg:width="11.5in" svg:height="1.44965in" presentation:class="title" presentation:placeholder="false">
          <draw:text-box>
            <text:p text:style-name="a462" text:class-names="" text:cond-style-name=""><text:span text:style-name="a461" text:class-names="">Connection to our project</text:span></text:p>
          </draw:text-box>
          <svg:title/>
          <svg:desc/>
        </draw:frame>
        <draw:frame draw:id="id87" presentation:style-name="a464" draw:name="Subtitle 2" svg:x="0.91667in" svg:y="2.36928in" svg:width="11.5in" svg:height="4.38593in" presentation:class="outline" presentation:placeholder="true">
          <draw:text-box/>
          <svg:title/>
          <svg:desc/>
        </draw:frame>
        <draw:frame draw:id="id88" draw:style-name="a468" draw:name="TextBox 4" svg:x="0.91667in" svg:y="1.25272in" svg:width="11.5in" svg:height="1.00977in">
          <draw:text-box>
            <text:p text:style-name="a467" text:class-names="" text:cond-style-name=""><text:span text:style-name="a465" text:class-names="">Connection to Your Project: </text:span><text:span text:style-name="a466" text:class-names="">Determine how selected  research paper can be connected to your project. Highlight key findings or methods from the paper that can be applied to your work. Clearly articulate how the research is relevant to your specific project goal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0/25/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0/25/23</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0/25/23</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10/25/23</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10/25/23</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10/25/23</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10/25/23</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10/25/23</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10/25/23</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10/25/23</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0/25/23</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10/25/23</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Tripathi, Vedant</meta:initial-creator>
    <dc:creator>Tripathi, Vedant</dc:creator>
    <meta:creation-date>2023-10-17T15:08:45Z</meta:creation-date>
    <dc:date>2023-10-25T08:57:31Z</dc:date>
    <meta:editing-cycles>5</meta:editing-cycles>
    <meta:user-defined meta:name="ContentTypeId">0x010100539A795B824D434FA6B9167DEEDDADE9</meta:user-defined>
  </office:meta>
</office:document-meta>
</file>